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dobe Garamond Pro" svg:font-family="'Adobe Garamond Pro'" style:font-family-generic="roman" style:font-pitch="variable"/>
    <style:font-face style:name="Arial" svg:font-family="Arial" style:font-family-generic="swiss" style:font-pitch="variable"/>
    <style:font-face style:name="Arial1" svg:font-family="Arial, Tahoma, Helvetica, FreeSans,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paragraph-properties fo:text-align="start" style:justify-single-word="false" fo:orphans="2" fo:widows="2"/>
      <style:text-properties fo:font-variant="normal" fo:text-transform="none" fo:color="#222222" loext:opacity="100%" style:font-name="Adobe Garamond Pro" fo:font-size="11.8000001907349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loext:opacity="100%" style:font-name="Adobe Garamond Pro" fo:font-size="11.8000001907349pt" fo:letter-spacing="normal" fo:font-style="normal" fo:font-weight="normal"/>
    </style:style>
    <style:style style:name="P3" style:family="paragraph" style:parent-style-name="Standard">
      <style:paragraph-properties fo:text-align="justify" style:justify-single-word="false" fo:orphans="2" fo:widows="2"/>
      <style:text-properties fo:font-variant="normal" fo:text-transform="none" fo:color="#222222" loext:opacity="100%" style:font-name="Adobe Garamond Pro" fo:font-size="11.8000001907349pt" fo:letter-spacing="normal" fo:font-style="normal" fo:font-weight="normal"/>
    </style:style>
    <style:style style:name="P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loext:opacity="100%" style:font-name="Adobe Garamond Pro" fo:font-size="11.8000001907349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loext:opacity="100%" style:font-name="Adobe Garamond Pro" fo:font-size="11.8000001907349pt" fo:letter-spacing="normal" fo:font-style="normal" fo:font-weight="bold"/>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loext:opacity="100%" style:font-name="Adobe Garamond Pro" fo:font-size="11.8000001907349pt" fo:letter-spacing="normal" fo:language="es" fo:country="ES" fo:font-style="normal" fo:font-weight="normal"/>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loext:opacity="100%" style:font-name="Adobe Garamond Pro" fo:font-size="11.8000001907349pt" fo:letter-spacing="normal"/>
    </style:style>
    <style:style style:name="P8" style:family="paragraph" style:parent-style-name="Standard">
      <style:text-properties style:font-name="Adobe Garamond Pro" fo:font-size="16pt"/>
    </style:style>
    <style:style style:name="T1" style:family="text">
      <style:text-properties style:font-name="Times New Roman1"/>
    </style:style>
    <style:style style:name="T2" style:family="text">
      <style:text-properties style:font-name="Times New Roman1" fo:font-weight="bold"/>
    </style:style>
    <style:style style:name="T3" style:family="text">
      <style:text-properties style:font-name="Times New Roman1" style:text-underline-style="solid" style:text-underline-width="auto" style:text-underline-color="font-color"/>
    </style:style>
    <style:style style:name="T4" style:family="text">
      <style:text-properties style:font-name="Times New Roman1" fo:font-size="7.80000019073486pt" fo:font-style="normal" fo:font-weight="normal"/>
    </style:style>
    <style:style style:name="T5" style:family="text">
      <style:text-properties fo:font-weight="bold"/>
    </style:style>
    <style:style style:name="T6" style:family="text">
      <style:text-properties style:text-underline-style="solid" style:text-underline-width="auto" style:text-underline-color="font-color"/>
    </style:style>
    <style:style style:name="T7" style:family="text">
      <style:text-properties fo:font-size="7.80000019073486pt" fo:font-style="normal" fo:font-weight="normal"/>
    </style:style>
    <style:style style:name="T8"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OCTOBER</text:span> 1</text:p>
      <text:p text:style-name="P2"/>
      <text:p text:style-name="P2">Ulrich  12th or 13th century</text:p>
      <text:p text:style-name="P1">A native of Cologne, he became a monk of Villers and held the office of grange master.</text:p>
      <text:p text:style-name="P2"/>
      <text:p text:style-name="P1"><text:span text:style-name="T5">OCTOBER</text:span> 2</text:p>
      <text:p text:style-name="P2"/>
      <text:p text:style-name="P2">Nehemias O'Moriertach  12th century</text:p>
      <text:p text:style-name="P1">A friend and disciple of St Malachy, he became a Cistercian and later bishop of Cloyne. "A simple and modest man, shining with wisdom and chastity."</text:p>
      <text:p text:style-name="P2"/>
      <text:p text:style-name="P2">MBS, p. 258</text:p>
      <text:p text:style-name="P2"/>
      <text:p text:style-name="P2">Godfrey Pachomius + 1262</text:p>
      <text:p text:style-name="P1">A canon regular, he became a monk of Villers, silent and prayerful, full of charity for his brethren and the poor.</text:p>
      <text:p text:style-name="P2"/>
      <text:p text:style-name="P1"><text:span text:style-name="T5">OCTOBER</text:span> 3</text:p>
      <text:p text:style-name="P2"/>
      <text:p text:style-name="P2">Algot + 1160</text:p>
      <text:p text:style-name="P1">A monk of Clairvaux, he was chosen to be bishop of the diocese of Chur, Switzerland which he ably governed for nine years, coming to the aid of monasteries and the poor, and defending the rights of the Church.</text:p>
      <text:p text:style-name="P2"/>
      <text:p text:style-name="P2">Bartholomew Conill + 1458</text:p>
      <text:p text:style-name="P1">A physician, he entered the monastery of Poblet in Catalonia and in 1437 was elected its abbot. He was especially noted for his charity to his monks and his care for the sick brethren.</text:p>
      <text:p text:style-name="P2"/>
      <text:p text:style-name="P1"><text:span text:style-name="T5">OCTOBER</text:span> 4</text:p>
      <text:p text:style-name="P2"/>
      <text:p text:style-name="P2">Bernard Carpentier  1552-1647</text:p>
      <text:p text:style-name="P1">A monk of Les Prieres in Brittany, he became its prior and joined the house to the Strict Observance. He accomplished its reform so successfully that he was able to send his monks to reform other houses. He governed his monastery for twenty-three years and then devoted the last years of his life to prayer.</text:p>
      <text:p text:style-name="P2"/>
      <text:p text:style-name="P1"><text:span text:style-name="T5">OCTOBER</text:span> 5</text:p>
      <text:p text:style-name="P2"/>
      <text:p text:style-name="P2">William  12th century</text:p>
      <text:p text:style-name="P1">Monk of Floriege, Provence.</text:p>
      <text:p text:style-name="P2"/>
      <text:p text:style-name="P1"><text:span text:style-name="T5">OCTOBER</text:span> 6</text:p>
      <text:p text:style-name="P2"/>
      <text:p text:style-name="P2">Baldwin + 1145</text:p>
      <text:p text:style-name="P1">A disciple of St Bernard, he was created cardinal, the first from the Cistercian Order, by Pope Innocent II who later made him archbishop of Pisa.</text:p>
      <text:p text:style-name="P2"><text:span text:style-name="T6">Letter</text:span> 115 of St Bernard</text:p>
      <text:p text:style-name="P2"/>
      <text:p text:style-name="P1"><text:span text:style-name="T5">OCTOBER</text:span> 7</text:p>
      <text:p text:style-name="P2"><text:soft-page-break/></text:p>
      <text:p text:style-name="P2">Philip + 1225</text:p>
      <text:p text:style-name="P1">A canon of the principal church of Cologne, he became a monk of Bonnevaux and abbot first of Bonnevaux and then of Otterberg, which he governed well for thirty years.</text:p>
      <text:p text:style-name="P2"/>
      <text:p text:style-name="P2">Luisa de Foria + 1871</text:p>
      <text:p text:style-name="P1">A native of Brazil, she entered the convent of Santa Maria de Cadins, Spain. She is remembered for her obedience and silence, but even more for her radiant and endearing smile.</text:p>
      <text:p text:style-name="P2"/>
      <text:p text:style-name="P1"><text:span text:style-name="T5">OCTOBER</text:span> 8</text:p>
      <text:p text:style-name="P2"/>
      <text:p text:style-name="P2">St Martin Cid + 1152</text:p>
      <text:p text:style-name="P1">With several companions he led an eremetical life near Zomora, Spain, to which a hospice for travelers was later added. The community attracted the attention of King Alphonso VIII of Castile and Leon, who endowed it and then arranged for its affiliation to the Cistercians in 1137. It was named Valparaiso and Martin governed it for fifteen years until his death.</text:p>
      <text:p text:style-name="P6">MBS p. 263</text:p>
      <text:p text:style-name="P2"/>
      <text:p text:style-name="P6">Louis de Gonzague Bailly + 1824</text:p>
      <text:p text:style-name="P1">He lived with some hermits at Mont-Valerien near Paris, but was forced to flee during the French Revolution and became a monk of La Val Sainte. After this house had been suppressed in 1811, he and two confreres lived a communal life in Nancy. Later he was chosen by Dom Stephen Malmy to restore the monastery of Aiguebelle.</text:p>
      <text:p text:style-name="P2"/>
      <text:p text:style-name="P1"><text:span text:style-name="T5">OCTOBER</text:span> 9</text:p>
      <text:p text:style-name="P2"/>
      <text:p text:style-name="P2">Sibyl de Gages + 1250</text:p>
      <text:p text:style-name="P1">A canoness of St Gertrude's at Nivelles, Belgium, she entered the community of Aywieres and became a close friend of St Lutgarde (June 16). Sibyl rendered services to Lutgarde, especially after the latter had become blind, and Lutgarde was often guided by Sibyl's advice.</text:p>
      <text:p text:style-name="P2"/>
      <text:p text:style-name="P2">John James of St Scholastica + 1621</text:p>
      <text:p text:style-name="P1">At fifteen he became a Feuillant monk and later preached the gospel in the cities of southern France. He also assisted in establishing the Congregation of St Ursula in Bordeaux.</text:p>
      <text:p text:style-name="P2"/>
      <text:p text:style-name="P1"><text:span text:style-name="T5">OCTOBER</text:span> 10</text:p>
      <text:p text:style-name="P2"/>
      <text:p text:style-name="P2">Hugh + 1151</text:p>
      <text:p text:style-name="P1">A relative and close companion of St Bernard, he entered Citeaux together with him. In 1114, shortly after his profession, Hugh was appointed first abbot of Pontigny, Citeaux's second daughterhouse. Under his direction, the house prospered and made several foundations. He was often appointed judge or delegate in ecclesiastical affairs, and in 1137, he was made bishop of Auxerre. He had a special gift for hospitality.</text:p>
      <text:p text:style-name="P2"/>
      <text:p text:style-name="P2">Gonzalo </text:p>
      <text:p text:style-name="P1">Abbot or prior of Las Junias, Spain.</text:p>
      <text:p text:style-name="P2"/>
      <text:p text:style-name="P1"><text:span text:style-name="T5">OCTOBER</text:span> 11</text:p>
      <text:p text:style-name="P2"><text:soft-page-break/></text:p>
      <text:p text:style-name="P2">Nicholas de Guedois + 1677</text:p>
      <text:p text:style-name="P1">Having as a young monk aided his abbot, Louis Quinet, in the reform of the abbey of Barbery, Normandy, he succeeded him in the abbatial office.</text:p>
      <text:p text:style-name="P2"/>
      <text:p text:style-name="P1"><text:span text:style-name="T5">OCTOBER</text:span> 12</text:p>
      <text:p text:style-name="P2"/>
      <text:p text:style-name="P2">Richard  12th century</text:p>
      <text:p text:style-name="P1">A Benedictine of the monastery of St Mary's, York, and sacristan at the cathedral there, he was among the founders of Fountains Abbey. He was elected to succeed its first abbot, also named Richard. "While he interiorly applied himself to God as far as was possible, Our Lord watched over him outwardly, directing him in all his ways." He had a special gift for hearing confessions. Having gone to Citeaux for the General Chapter, he became ill and died in the presence of St Bernard.</text:p>
      <text:p text:style-name="P2"/>
      <text:p text:style-name="P2"/>
      <text:p text:style-name="P2">Marguerite + 1240</text:p>
      <text:p text:style-name="P1">Abbess of Saint-Hoilde, France.</text:p>
      <text:p text:style-name="P2"/>
      <text:p text:style-name="P2">Maria Van Dale + 1438</text:p>
      <text:p text:style-name="P1">Second prioress of Muysen, Belgium.</text:p>
      <text:p text:style-name="P2"/>
      <text:p text:style-name="P2">Sancho of St Catherine + 1629</text:p>
      <text:p text:style-name="P1">President-general of his congregation.</text:p>
      <text:p text:style-name="P2"/>
      <text:p text:style-name="P1"><text:span text:style-name="T5">OCTOBER</text:span> 13</text:p>
      <text:p text:style-name="P2"/>
      <text:p text:style-name="P2">Geoffrey of Melna + 1178</text:p>
      <text:p text:style-name="P1">He entered Clairvaux under its second abbot, Bl Robert of Bruges (April 29). There he had care of the sick. In 1171 he was chosen bishop of Sorra in Sardinia. Having heard of the solemn translation of the body of St Bernard, he went to Clairvaux to take part in the ceremony. There his longing to die at Clairvaux was fulfilled.</text:p>
      <text:p text:style-name="P2"/>
      <text:p text:style-name="P2">St Maurice  1114-1191</text:p>
      <text:p text:style-name="P1">A native of Brittany, he studied in Paris before becoming a monk at Longonnet. Three years after his profession, he was elected abbot, a position he retained for thirty years. When he was about to retire, Conan IV, Duke of Brittany, offered him land for a monastery. This was Carnoet which in its early days suffered from poverty, as well as the incursion of wolves and rats. Later it prospered and Maurice governed it for fifteen years until his death. The house subsequently became a place of pilgrimage and its name was changed to St Maurice de Carnoet.</text:p>
      <text:p text:style-name="P1">Today at least eighteen villages in Brittany have shrines of St Maurice and an annual procession in his honor.</text:p>
      <text:p text:style-name="P2"/>
      <text:p text:style-name="P2">MBS, p. 264</text:p>
      <text:p text:style-name="P2"/>
      <text:p text:style-name="P1"><text:span text:style-name="T5">OCTOBER</text:span> 14</text:p>
      <text:p text:style-name="P2"/>
      <text:p text:style-name="P2">Alan of Flanders + 1185</text:p>
      <text:p text:style-name="P1"><text:soft-page-break/>A monk of Clairvaux, he was chosen by St Bernard to be first abbot of L'Arrivour. Later elected bishop of Auxerre, he governed that diocese well for fifteen years, then resigned and returned to L'Arrivour. He frequently visited Clairvaux and sometime after 1165 remained there living in St Bernard's house. He revised the biography of St Bernard.</text:p>
      <text:p text:style-name="P2"/>
      <text:p text:style-name="P2">Clara Dullaerts + 1545</text:p>
      <text:p text:style-name="P1">For forty years she governed the convent of Beaupre, Belgium, with diligence and prudence. During her administration, the house grew spiritually and temporally.</text:p>
      <text:p text:style-name="P2"/>
      <text:p text:style-name="P1"><text:span text:style-name="T5">OCTOBER</text:span> 15</text:p>
      <text:p text:style-name="P2"/>
      <text:p text:style-name="P2">Bl Gerard</text:p>
      <text:p text:style-name="P1">Abbot of Fossanova and then of Clairvaux, he had sent one of his monks, morally degenerate, to Abbot Peter of Igny to be subjected to regular discipline. When he made a visitation at that house, the monk in question stabbed Gerard and cruelly wounded him. As he continued to turn the dagger in the wound, Gerard meekly said to him, "I beg you, Brother, let your hand cease now, for I cannot live much longer".  He died three days later, forgiving his assasin and imploring pardon for him. He is considered the proto-martyr of the Cistercian Order.</text:p>
      <text:p text:style-name="P2"/>
      <text:p text:style-name="P2">Elizabeth  13th century</text:p>
      <text:p text:style-name="P1">A nun or abbess of the convent of Hoven, Germany, held in high esteem by Bl Herman Joseph.</text:p>
      <text:p text:style-name="P2"/>
      <text:p text:style-name="P1"><text:span text:style-name="T5">OCTOBER</text:span> 16</text:p>
      <text:p text:style-name="P2"/>
      <text:p text:style-name="P5">St Hedwig  1174-1243</text:p>
      <text:p text:style-name="P1">The daughter of Count Berthold IV of Andechs, Bavaria, she was married at twelve years old to Duke Henry of Silesia. In 1202 on the death of his father, Henry succeeded to the dukedom. At Hedwig's request, he built a Cistercian convent at Trebnitz, as well as numerous other monasteries and hospitals. After the birth of six children, she and Henry took a vow of chastity.</text:p>
      <text:p text:style-name="P1">Hedwig acted as peacemaker in resolving quarrels between her sons, and between her husband and his enemies. After Henry's death in 1238, she went to Trebnitz where she lived the same life as the nuns, but without vows, not only in order to give alms freely, but because she considered herself unworthy to be a nun.</text:p>
      <text:p text:style-name="P2"/>
      <text:p text:style-name="P1">MBS, p. 267; NCE, vol 6, p. 984</text:p>
      <text:p text:style-name="P2"/>
      <text:p text:style-name="P1">0CTOBER 17</text:p>
      <text:p text:style-name="P2"/>
      <text:p text:style-name="P2">Gilbert + 1167</text:p>
      <text:p text:style-name="P1">An Englishman, he was abbot successively of Ourscamp and Citeaux. He was called "The Great" by posterity because of the extent of his learning.</text:p>
      <text:p text:style-name="P2"/>
      <text:p text:style-name="P2">Maximus of Arezzo  16th century</text:p>
      <text:p text:style-name="P1">A monk of San Salvatore di Settimo in Tuscany, venerated by the people of Florence as a saint.</text:p>
      <text:p text:style-name="P2"/>
      <text:p text:style-name="P1"><text:span text:style-name="T5">OCTOBER</text:span> 18</text:p>
      <text:p text:style-name="P2"/>
      <text:p text:style-name="P2">Sicard + 1162</text:p>
      <text:p text:style-name="P1"><text:soft-page-break/>A monk of Jouy and later first abbot of Bonlieu.</text:p>
      <text:p text:style-name="P2"/>
      <text:p text:style-name="P2">Gumar  12th century</text:p>
      <text:p text:style-name="P1">A judge and ruler in Sardinia, he made a pilgrimage to St Martin's shrine in Tours, and on his way home stopped at Clairvaux. St Bernard urged him to become a monk, but he refused, until sometime later he heard of Bernard's death. He then placed his eldest son at the head of his realm, entered Citeaux at the age of forty, and persevered until death.</text:p>
      <text:p text:style-name="P2"/>
      <text:p text:style-name="P2"/>
      <text:p text:style-name="P1"><text:span text:style-name="T5">OCTOBER</text:span> 19</text:p>
      <text:p text:style-name="P2"/>
      <text:p text:style-name="P2"/>
      <text:p text:style-name="P2"/>
      <text:p text:style-name="P2">Lutgarde Menetrey + 1919</text:p>
      <text:p text:style-name="P1">As a young girl she was outstanding for her generosity in helping the poor. She entered La Fille Dieu which was endeavoring to return to a stricter observance of the Rule. When she was elected abbess, she successfully completed the work of reform. She had a firm trust in God in difficult circumstances, and a strength of soul which she derived from constant prayer and devotion to Christ in his Passion and to his sorrowful Mother.</text:p>
      <text:p text:style-name="P2"/>
      <text:p text:style-name="P1"><text:span text:style-name="T5">OCTOBER</text:span> 20</text:p>
      <text:p text:style-name="P2"/>
      <text:p text:style-name="P2">Peter  12th century</text:p>
      <text:p text:style-name="P1">A monk of Clairvaux, he was sent by St Bernard to the monastery of Nydala in Sweden. In extreme old age   he was elected abbot of Gutvala in the same country.</text:p>
      <text:p text:style-name="P2"/>
      <text:p text:style-name="P2">William</text:p>
      <text:p text:style-name="P1">First a hermit, later a monk of Savigny.</text:p>
      <text:p text:style-name="P2"/>
      <text:p text:style-name="P1"><text:span text:style-name="T5">OCTOBER</text:span> 21</text:p>
      <text:p text:style-name="P2"/>
      <text:p text:style-name="P2">Henry</text:p>
      <text:p text:style-name="P1">As a young man he was undisciplined. His parents wished him to marry, but when he went to visit some relatives at the monastery of Villers, he decided to join them. He found monastic life arduous, and it was only with difficulty and the prayers of his brethren that he was able to persevere. Later he learned to give thanks to God even amid trials and sorrows. He died after spending seven years in the Order.</text:p>
      <text:p text:style-name="P2"/>
      <text:p text:style-name="P2">Giomara da Silva  + c. 1590</text:p>
      <text:p text:style-name="P1">A nun of Lorvao, Portugual, conspicuous for her obedience, silence and charity toward the sick.</text:p>
      <text:p text:style-name="P2"/>
      <text:p text:style-name="P1"><text:span text:style-name="T5">OCTOBER</text:span> 22</text:p>
      <text:p text:style-name="P2"/>
      <text:p text:style-name="P2">Pancratius Puschinger + 1551</text:p>
      <text:p text:style-name="P1">Abbot of Engelszell, Austria, for thirty years. In unfavorable conditions he admirably governed his house with firmness and constancy.</text:p>
      <text:p text:style-name="P2"/>
      <text:p text:style-name="P2">Marie Jean Baillet + 1893</text:p>
      <text:p text:style-name="P1"><text:soft-page-break/>Received at Les Dombes, France, at the age of sixteen, he was devoted to the Blessed Virgin under the title of her Immaculate Conception. A soul of great innocence and piety, he contracted tuberculosis and died young.</text:p>
      <text:p text:style-name="P2"/>
      <text:p text:style-name="P1"><text:span text:style-name="T5">OCTOBER</text:span> 23</text:p>
      <text:p text:style-name="P2"/>
      <text:p text:style-name="P2">Achard  12th century</text:p>
      <text:p text:style-name="P1">A monk of Clairvaux, he was entrusted by St Bernard with the building of several monasteries, including Himmerod. In his old age he instructed the novices from the wealth of his long monastic experience.</text:p>
      <text:p text:style-name="P2"/>
      <text:p text:style-name="P2">Bl Bertrand + 1149</text:p>
      <text:p text:style-name="P1">Abbot of Grandselve, a Benedictine house located near Toulouse, he governed for thirty years and brought about the affiliation of Grandselve with the Order.</text:p>
      <text:p text:style-name="P2"/>
      <text:p text:style-name="P2">MBS, p. 270</text:p>
      <text:p text:style-name="P2"/>
      <text:p text:style-name="P1"><text:span text:style-name="T5">OCTOBER</text:span> 24</text:p>
      <text:p text:style-name="P2"/>
      <text:p text:style-name="P2">Denis Largentier  1557-1624</text:p>
      <text:p text:style-name="P7"><text:span text:style-name="T8">At the age of sixteen he received the habit of the Order at Clairvaux, and was sent to the College of St Bernard where he obtained a doctorate in theology. After holding several offices in the Order, he was chosen abbot of Clairvaux in 1596. This monastery had preserved a high level of observance and spirituality. As it was at the head of nearly one hundred affiliated houses, Largentier could use his authority to promote the reform movement which was to become known as the Strict Observance.</text:span></text:p>
      <text:p text:style-name="P2"/>
      <text:p text:style-name="P2">Jerome Petit  1586-1635</text:p>
      <text:p text:style-name="P1">A monk of Clairvaux, he received a degree in theology from the College of St Bernard and taught there for several years. He then assisted with the reform of several monasteries, acted as novice master at his own, and in 1621 was appointed abbot of l'Etoile, continuing all the while to play a role in the further expansion of the reform movement.</text:p>
      <text:p text:style-name="P1">To his memory is added that of his brother and second successor, Placid, who died March 22, 1667.</text:p>
      <text:p text:style-name="P2"/>
      <text:p text:style-name="P1"><text:span text:style-name="T5">OCTOBER</text:span> 25</text:p>
      <text:p text:style-name="P2"/>
      <text:p text:style-name="P2">St Bernard of Calvo + 1243</text:p>
      <text:p text:style-name="P1">He studied law, but in 1214 after a severe illness, entered the monastery of Santa Cruz near Tarragona, Spain. Eleven years later he was elected abbot. Besides governing his monastery, he preached missions in the diocese of Lerida, teaching the true doctrine of the Church and defending the rights of the poor and oppressed. In 1233 he was elected bishop of Vich, and made inquisitor by Pope Gregory IX. He accompanied and advised James I of Aragon in his capaign against the Saracens, and was instrumental in arranging a peace treaty after the siege of Valencia.</text:p>
      <text:p text:style-name="P2"/>
      <text:p text:style-name="P2">MBS, p. 273</text:p>
      <text:p text:style-name="P2"/>
      <text:p text:style-name="P2">Twelve monks of Graigue, Ireland</text:p>
      <text:p text:style-name="P1">In 1584, they were slain for refusing to submit to agents of Queen Elizabeth.</text:p>
      <text:p text:style-name="P2"/>
      <text:p text:style-name="P1"><text:span text:style-name="T5">OCTOBER</text:span> 26</text:p>
      <text:p text:style-name="P2"><text:soft-page-break/></text:p>
      <text:p text:style-name="P2">Mefrid + c. 1173</text:p>
      <text:p text:style-name="P1">Prior of Eberbach, Germany, graced with charismatic gifts as well as great industry and foresight.</text:p>
      <text:p text:style-name="P2"/>
      <text:p text:style-name="P1"><text:span text:style-name="T5">OCTOBER</text:span> 27</text:p>
      <text:p text:style-name="P2"/>
      <text:p text:style-name="P2">Catherine Fieffe  1590-1650</text:p>
      <text:p text:style-name="P1">At the age of twelve she went to the convent of Parc aux Dames where she lived for many years under private vows of chastity and obedience. She suffered from several maladies, bodily deformity and lameness, but had a quick mind, a great love of God, patience and charity towards her sisters. She was finally admitted to profession at the age of forty.</text:p>
      <text:p text:style-name="P2"/>
      <text:p text:style-name="P2">Armand Jean Le Bouthillier de Rance  1626-1700</text:p>
      <text:p text:style-name="P3">Born of a well-to-do, powerful French family, at the age of twelve he became commendatory abbot or prior of five monasteries. He was intelligent, charming, ambitious. He received a good education and was ordained at twenty-five with the expectation of succeeding his uncle as archbishop of Tours. He was worldly, but respectable, with every indication of a brilliant career ahead of him.</text:p>
      <text:p text:style-name="P3">The sudden death of a friend, Mme de Montbazon, led him to a deep conversion experience. He retired from society to his country retreat. Reading, especially the Desert Fathers, praying, seeking advice, he gradually came to a decision regarding the future course of his life. He renounced all his benefices except the ruined Abbey of La Trappe; this he determined to reform. Twelve monks from Perseigne were sent to re-introduce monastic life at La Trappe, and in May 1663, he himself entered the novitiate at Perseigne, was professed in June the following year, and a month later returned to La Trappe as regular</text:p>
      <text:p text:style-name="P4">abbot.</text:p>
      <text:p text:style-name="P3">Only a few weeks later he was sent to Rome to plead the cause of the Strict Observance; a mission which failed. Unable to secure the assistance  of the French king in promoting the reform, he devoted the rest of his life to governing his abbey, which drew many excellent vocations and became exemplary for its fervor - a fervor which was to last long after his death, and eventually prove the means of re-establishing the Cistercian Order in France and elsewhere in the 19th century.</text:p>
      <text:p text:style-name="P2"/>
      <text:p text:style-name="P2">A J Krailsheimer: see his biography of de Rance, his translation of de Rance's letters, CS 80 and 81; CS 86; his three articles in Cistercian Studies, 1983-1985.  </text:p>
      <text:p text:style-name="P2"/>
      <text:p text:style-name="P1"><text:span text:style-name="T5">OCTOBER</text:span> 28</text:p>
      <text:p text:style-name="P2"/>
      <text:p text:style-name="P2">Brioloya Daruda  + c. 1600</text:p>
      <text:p text:style-name="P1">A nun of St Benedict's Convent, Castro, Portugual, noted for her silence and devotion to the crucified Christ.</text:p>
      <text:p text:style-name="P2"/>
      <text:p text:style-name="P5">Giovanni Cardinal Bona  1609-1674</text:p>
      <text:p text:style-name="P1">Born in Piedmont, Italy, he became a Feuillant monk at the age of sixteen. After studies in Rome, he was successively professor of theology, prior, abbot and abbot-general of his congregation, and in 1669 was created cardinal. Outstanding for both his holiness and his scholarship, his liturgical writings, especially those on the Mass, placed him among the founders of modern liturgical studies. His ascetical teaching, while lacking in originality, is simple, solid and traditional.</text:p>
      <text:p text:style-name="P2"/>
      <text:p text:style-name="P2">NCE, vol. 2, p. 655</text:p>
      <text:p text:style-name="P2"><text:soft-page-break/></text:p>
      <text:p text:style-name="P1"><text:span text:style-name="T5">OCTOBER</text:span> 29</text:p>
      <text:p text:style-name="P2"/>
      <text:p text:style-name="P2">Peter Monoculus + 1186</text:p>
      <text:p text:style-name="P1">Born in Italy, he was sent to France for his studies, visited the monastery of Igny and became a monk there. When prior, he was elected abbot of Val-Roi. His health was never good and he contracted an infection in one eye which literally devoured the eye in its socket; hence, his name, Monoculus.</text:p>
      <text:p text:style-name="P1">In 1169 the monks of Igny elected him as their abbot and ten years later, he was chosen abbot of Clairvaux. Fearing that this would happen, he hid in a distant grange and was discovered there haying with the brothers, but was constrained by obedience to accept the abbacy of Clairvaux.</text:p>
      <text:p text:style-name="P1">He was esteemed by Emperor Frederick Barbarossa, and Pope Lucius III sent for him to advise him in spiritual matters. He bore physical infirmities and also trials from other people with great patience and meekness. He possessed a gift for prayer, and was especially assiduous in praying for those in purgatory.</text:p>
      <text:p text:style-name="P2"/>
      <text:p text:style-name="P2">MBS, p. 276</text:p>
      <text:p text:style-name="P2"/>
      <text:p text:style-name="P1"><text:span text:style-name="T5">OCTOBER</text:span> 30</text:p>
      <text:p text:style-name="P2"/>
      <text:p text:style-name="P2">Reinier + 13th century</text:p>
      <text:p text:style-name="P1">Brother of Godfrey Pachomius (<text:span text:style-name="T5">OCTOBER</text:span> 2), and, like him, a monk of Villers, he lived peacefully among his brethren and enjoyed complete spiritual joy.</text:p>
      <text:p text:style-name="P2"/>
      <text:p text:style-name="P2">Stephen Le Clere de Vodonne  1746-1798</text:p>
      <text:p text:style-name="P1">A monk of Clairvaux, he was chaplain to the convent of Our Lady of Les Pres. He was arrested, imprisoned and in 1797 condemned to deportation. Sent to Guiana, he lived in a hut with three other priests. There he was stricken with fever and festering wounds as well as other hardships to which he succumbed.</text:p>
      <text:p text:style-name="P1">A few weeks later, John Francis Doviot, a monk whose monastery is unknown, died there too.</text:p>
      <text:p text:style-name="P2"/>
      <text:p text:style-name="P1"><text:span text:style-name="T5">OCTOBER</text:span> 31</text:p>
      <text:p text:style-name="P2"/>
      <text:p text:style-name="P2">Bl Ida of Leau + c. 1260</text:p>
      <text:p text:style-name="P1">Even from her childhood she loved study and received an excellent education probably from a group of Beguines. This love of books was further enhanced after she enter the Cistercian convent of La Ramee, where her excellence as an artist of calligraphy found full scope in the convent's scriptorium.</text:p>
      <text:p text:style-name="P1">She was endowed with mystical graces many of which centered around the Blessed Sacrament. Subject to many physical illnesses, she spent long periods in the infirmary which she offered as a holocaust of love in a spirit of abandonment and pure faith.</text:p>
      <text:p text:style-name="P1">She seems to have spelled her name Y-D-A and she found in it a spiritual significance: "Y is a sharp letter, D is for <text:span text:style-name="T6">Deus</text:span> (God), A is for <text:span text:style-name="T6">Amor</text:span> (love). So Y-D-A (herself) must be sharp, quick, efficient and acute in the love of God."</text:p>
      <text:p text:style-name="P1">At the time of her death, which took place on a Sunday as she had desired, she asked the nun attending her to cover her face; but afterwards the nun withdrew the covering, and Ida's whole countenance shone with a glorious light.<text:line-break/>MBS, p. 282</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dobe Garamond Pro" svg:font-family="'Adobe Garamond Pro'" style:font-family-generic="roman" style:font-pitch="variable"/>
    <style:font-face style:name="Arial" svg:font-family="Arial" style:font-family-generic="swiss" style:font-pitch="variable"/>
    <style:font-face style:name="Arial1" svg:font-family="Arial, Tahoma, Helvetica, FreeSans,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13:53:19.786000000</meta:creation-date>
    <dc:date>2022-10-21T13:37:09.176000000</dc:date>
    <meta:editing-duration>PT20H9M39S</meta:editing-duration>
    <meta:editing-cycles>2</meta:editing-cycles>
    <meta:generator>LibreOffice/7.3.2.2$Windows_x86 LibreOffice_project/49f2b1bff42cfccbd8f788c8dc32c1c309559be0</meta:generator>
    <meta:document-statistic meta:table-count="0" meta:image-count="0" meta:object-count="0" meta:page-count="8" meta:paragraph-count="161" meta:word-count="3082" meta:character-count="17573" meta:non-whitespace-character-count="14625"/>
  </office:meta>
</office:document-meta>
</file>